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paragraph-properties fo:break-before="page"/>
    </style:style>
    <style:style style:name="P2" style:family="paragraph" style:parent-style-name="Heading_20_3">
      <style:text-properties officeooo:paragraph-rsid="000ef903"/>
    </style:style>
    <style:style style:name="P3" style:family="paragraph" style:parent-style-name="Standard">
      <style:text-properties officeooo:rsid="000640f7" officeooo:paragraph-rsid="000640f7"/>
    </style:style>
    <style:style style:name="P4" style:family="paragraph" style:parent-style-name="Standard">
      <style:text-properties fo:font-weight="bold" officeooo:rsid="000640f7" officeooo:paragraph-rsid="000640f7" style:font-weight-asian="bold" style:font-weight-complex="bold"/>
    </style:style>
    <style:style style:name="P5" style:family="paragraph" style:parent-style-name="Standard">
      <style:text-properties officeooo:rsid="0007dcd8" officeooo:paragraph-rsid="0007dcd8"/>
    </style:style>
    <style:style style:name="P6" style:family="paragraph" style:parent-style-name="Standard">
      <style:text-properties officeooo:paragraph-rsid="000b5e48"/>
    </style:style>
    <style:style style:name="T1" style:family="text">
      <style:text-properties officeooo:rsid="0007ce10"/>
    </style:style>
    <style:style style:name="T2" style:family="text">
      <style:text-properties officeooo:rsid="0008f2c4"/>
    </style:style>
    <style:style style:name="T3" style:family="text">
      <style:text-properties officeooo:rsid="000b5e48"/>
    </style:style>
    <style:style style:name="T4" style:family="text">
      <style:text-properties officeooo:rsid="000bb63e"/>
    </style:style>
    <style:style style:name="T5" style:family="text">
      <style:text-properties officeooo:rsid="000d06f7"/>
    </style:style>
    <style:style style:name="T6" style:family="text">
      <style:text-properties officeooo:rsid="000ef903"/>
    </style:style>
    <style:style style:name="T7" style:family="text">
      <style:text-properties officeooo:rsid="000f11f5"/>
    </style:style>
    <style:style style:name="T8" style:family="text">
      <style:text-properties fo:color="#3b3b3b" loext:opacity="100%" fo:background-color="#ffffff" loext:char-shading-value="0"/>
    </style:style>
    <style:style style:name="T9" style:family="text">
      <style:text-properties officeooo:rsid="000f2b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tract from (EN) Projects_methodology_report.pdf<text:span text:style-name="T1">:</text:span></text:p>
      <text:p text:style-name="P3"/>
      <text:p text:style-name="Title">Report 2: modeling report</text:p>
      <text:h text:style-name="Heading_20_2" text:outline-level="2">Stages of the project</text:h>
      <text:h text:style-name="Heading_20_3" text:outline-level="3">Classification of the problem</text:h>
      <text:p text:style-name="P3">● What kind of machine learning problem is your project like? (classification,</text:p>
      <text:p text:style-name="P3">regression, clustering, etc)</text:p>
      <text:p text:style-name="P3">● What task does your project relate to? (fraud detection, facial recognition,</text:p>
      <text:p text:style-name="P3">sentiment analysis, etc)?</text:p>
      <text:p text:style-name="P3">● What is the main performance metric used to compare your models? Why</text:p>
      <text:p text:style-name="P3">this one?</text:p>
      <text:p text:style-name="P3">● Did you use other qualitative or quantitative performance metrics? If yes,</text:p>
      <text:p text:style-name="P3">detail it.</text:p>
      <text:h text:style-name="Heading_20_3" text:outline-level="3">Model choice and optimization</text:h>
      <text:p text:style-name="P3">● What algorithms have you tried?</text:p>
      <text:p text:style-name="P3">● Describe which one(s) you selected and why?</text:p>
      <text:p text:style-name="P3">● Did you use parameter optimization techniques such as Grid Search and</text:p>
      <text:p text:style-name="P3">Cross Validation?</text:p>
      <text:p text:style-name="P3">● Have you tested advanced models? Bagging, Boosting, Deep Learning…</text:p>
      <text:p text:style-name="P3">Why?</text:p>
      <text:h text:style-name="Heading_20_3" text:outline-level="3">Interpretation of results</text:h>
      <text:p text:style-name="P3">● Have you analyzed the errors in your model?</text:p>
      <text:p text:style-name="P3">● Did this contribute to his improvement? If yes, describe.</text:p>
      <text:p text:style-name="P3">● Have you used interpretability techniques such as SHAP, LIME, Skater…</text:p>
      <text:p text:style-name="P3">(Grad-CAM for Deep Learning…)</text:p>
      <text:p text:style-name="P3">● What has (or not) generated a significant improvement in your</text:p>
      <text:p text:style-name="P3">performance?</text:p>
      <text:h text:style-name="Heading_20_2" text:outline-level="2">Assessment methods:</text:h>
      <text:p text:style-name="P4">Professional scenario: based on a proposed solution, the candidate will have</text:p>
      <text:p text:style-name="P4">to produce a summary report including: the explanation of the choices of AI solutions implemented, the interpretation of the results, the evaluation of the reliability of the algorithms and an optimization proposal.</text:p>
      <text:p text:style-name="P3"/>
      <text:p text:style-name="P3"/>
      <text:p text:style-name="P3"/>
      <text:p text:style-name="P3"/>
      <text:p text:style-name="P1">Agenda for our Report 2 - Proposal</text:p>
      <text:h text:style-name="Heading_20_1" text:outline-level="1">Classification of the problem</text:h>
      <text:p text:style-name="Standard">- <text:s/>It's a classification problem, ... </text:p>
      <text:h text:style-name="Heading_20_1" text:outline-level="1">Project Setup</text:h>
      <text:p text:style-name="Standard">- Defini<text:span text:style-name="T5">tion</text:span> of tasks and creation of work<text:span text:style-name="T5"> </text:span>packages</text:p>
      <text:h text:style-name="Heading_20_1" text:outline-level="1">Project Organization</text:h>
      <text:p text:style-name="Standard"><text:span text:style-name="T4">to describe a</text:span>ll the good work done on setting <text:span text:style-name="T4">the</text:span> collaboration</text:p>
      <text:p text:style-name="Standard">- Using Zoom </text:p>
      <text:p text:style-name="Standard">- Github setup</text:p>
      <text:p text:style-name="Standard">- Trello</text:p>
      <text:p text:style-name="Standard">- Slack setup enhanced by bots</text:p>
      <text:h text:style-name="Heading_20_1" text:outline-level="1">Machine Learning</text:h>
      <text:p text:style-name="Standard">...</text:p>
      <text:p text:style-name="Standard"/>
      <text:h text:style-name="Heading_20_1" text:outline-level="1">Deep Learning</text:h>
      <text:p text:style-name="Standard">...</text:p>
      <text:p text:style-name="Standard"/>
      <text:p text:style-name="Standard"/>
      <text:h text:style-name="Heading_20_3" text:outline-level="3">Open tasks due for Jun 14 2024</text:h>
      <text:p text:style-name="Standard">- Using image generator in Deep Learning modeling</text:p>
      <text:p text:style-name="Standard">- Exploring Transfer Learning in Deep Learning</text:p>
      <text:p text:style-name="Standard">- Applying model interpretability tools (like <text:s/>SHAP, LIME, Skater for ML, <text:s/>Grad-CAM for Deep Learning)</text:p>
      <text:p text:style-name="Standard">- Identify further optimization potential</text:p>
      <text:p text:style-name="P5">- Compose <text:span text:style-name="T7">Modelling report (</text:span>rendering <text:span text:style-name="T7">2)</text:span></text:p>
      <text:p text:style-name="P5">...</text:p>
      <text:p text:style-name="Standard"/>
      <text:h text:style-name="Heading_20_3" text:outline-level="3">Open tasks due for Jun 21 2024</text:h>
      <text:p text:style-name="Standard">- Compose final report</text:p>
      <text:p text:style-name="Standard">- clean and commented code on GitHub,</text:p>
      <text:p text:style-name="Standard">- refine your model and modeling pipeline (if time allows)</text:p>
      <text:p text:style-name="P6"><text:span text:style-name="T3">...</text:span></text:p>
      <text:p text:style-name="P3"/>
      <text:p text:style-name="P3"/>
      <text:h text:style-name="P2" text:outline-level="3"><text:soft-page-break/>Open tasks due for <text:span text:style-name="T6">Jul 1</text:span> 2024</text:h>
      <text:p text:style-name="Standard">- Streamlit + Defense</text:p>
      <text:p text:style-name="Standard">...</text:p>
      <text:p text:style-name="Standard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text:number-lines="true" text:line-number="0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10:31:41.125000000</meta:creation-date>
    <dc:date>2024-06-06T11:00:23.039000000</dc:date>
    <meta:editing-duration>PT28M38S</meta:editing-duration>
    <meta:editing-cycles>11</meta:editing-cycles>
    <meta:generator>LibreOffice/7.6.6.3$Windows_X86_64 LibreOffice_project/d97b2716a9a4a2ce1391dee1765565ea469b0ae7</meta:generator>
    <meta:document-statistic meta:table-count="0" meta:image-count="0" meta:object-count="0" meta:page-count="3" meta:paragraph-count="59" meta:word-count="368" meta:character-count="2247" meta:non-whitespace-character-count="1938"/>
  </office:meta>
</office:document-meta>
</file>